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bster" svg:font-family="Lobster"/>
    <style:font-face style:name="Lobster1" svg:font-family="Lobster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Standard">
      <style:text-properties style:font-name="Lobster1" fo:font-size="42pt" officeooo:rsid="00056b9b" officeooo:paragraph-rsid="00056b9b" style:font-size-asian="42pt" style:font-size-complex="42pt"/>
    </style:style>
    <style:style style:name="P2" style:family="paragraph" style:parent-style-name="Standard">
      <style:text-properties style:font-name="Lobster" fo:font-size="42pt" officeooo:rsid="00056b9b" officeooo:paragraph-rsid="000887ee" style:font-name-asian="Lobster" style:font-size-asian="42pt" style:font-name-complex="Lobster" style:font-size-complex="42pt"/>
    </style:style>
    <style:style style:name="P3" style:family="paragraph" style:parent-style-name="Standard">
      <style:paragraph-properties fo:break-before="page"/>
      <style:text-properties style:font-name="Lobster" fo:font-size="42pt" officeooo:rsid="00056b9b" officeooo:paragraph-rsid="000887ee" style:font-name-asian="Lobster" style:font-size-asian="42pt" style:font-name-complex="Lobster" style:font-size-complex="42pt"/>
    </style:style>
    <style:style style:name="P4" style:family="paragraph" style:parent-style-name="Standard">
      <style:text-properties style:font-name="Lobster" fo:font-size="42pt" officeooo:rsid="00056b9b" officeooo:paragraph-rsid="0007efc2" style:font-name-asian="Lobster" style:font-size-asian="42pt" style:font-name-complex="Lobster" style:font-size-complex="42pt"/>
    </style:style>
    <style:style style:name="P5" style:family="paragraph" style:parent-style-name="Standard">
      <style:text-properties style:font-name="Lobster" fo:font-size="42pt" officeooo:rsid="00056b9b" officeooo:paragraph-rsid="000f3165" style:font-name-asian="Lobster" style:font-size-asian="42pt" style:font-name-complex="Lobster" style:font-size-complex="42pt"/>
    </style:style>
    <style:style style:name="P6" style:family="paragraph" style:parent-style-name="Standard">
      <style:paragraph-properties fo:break-before="page"/>
      <style:text-properties style:font-name="Lobster" fo:font-size="42pt" officeooo:rsid="000aa486" officeooo:paragraph-rsid="000aa486" style:font-name-asian="Lobster" style:font-size-asian="42pt" style:font-name-complex="Lobster" style:font-size-complex="42pt"/>
    </style:style>
    <style:style style:name="P7" style:family="paragraph" style:parent-style-name="Standard">
      <style:text-properties style:font-name="Lobster" fo:font-size="42pt" officeooo:rsid="000aa486" officeooo:paragraph-rsid="000aa486" style:font-name-asian="Lobster" style:font-size-asian="42pt" style:font-name-complex="Lobster" style:font-size-complex="42pt"/>
    </style:style>
    <style:style style:name="P8" style:family="paragraph" style:parent-style-name="Standard">
      <style:paragraph-properties fo:break-before="page"/>
      <style:text-properties style:font-name="Lobster" fo:font-size="42pt" officeooo:rsid="000d0924" officeooo:paragraph-rsid="000d0924" style:font-name-asian="Lobster" style:font-size-asian="42pt" style:font-name-complex="Lobster" style:font-size-complex="42pt"/>
    </style:style>
    <style:style style:name="P9" style:family="paragraph" style:parent-style-name="Standard">
      <style:text-properties style:font-name="Liberation Sans" fo:font-size="21pt" officeooo:rsid="000d0924" officeooo:paragraph-rsid="000d0924" style:font-name-asian="Lobster" style:font-size-asian="18.3500003814697pt" style:font-name-complex="Lobster" style:font-size-complex="21pt"/>
    </style:style>
    <style:style style:name="P10" style:family="paragraph" style:parent-style-name="Standard">
      <style:text-properties style:font-name="Liberation Sans" fo:font-size="21pt" officeooo:rsid="000ebcad" officeooo:paragraph-rsid="000ebcad" style:font-name-asian="Lobster" style:font-size-asian="18.3500003814697pt" style:font-name-complex="Lobster" style:font-size-complex="21pt"/>
    </style:style>
    <style:style style:name="P11" style:family="paragraph" style:parent-style-name="Standard">
      <style:text-properties style:font-name="Liberation Sans" fo:font-size="21pt" officeooo:rsid="000d0924" officeooo:paragraph-rsid="000f2b67" style:font-name-asian="Lobster" style:font-size-asian="18.3500003814697pt" style:font-name-complex="Lobster" style:font-size-complex="21pt"/>
    </style:style>
    <style:style style:name="P12" style:family="paragraph" style:parent-style-name="Standard">
      <style:text-properties style:font-name="Liberation Sans" fo:font-size="21pt" officeooo:rsid="000ebcad" officeooo:paragraph-rsid="000f2b67" style:font-name-asian="Lobster" style:font-size-asian="18.3500003814697pt" style:font-name-complex="Lobster" style:font-size-complex="21pt"/>
    </style:style>
    <style:style style:name="P13" style:family="paragraph" style:parent-style-name="Standard">
      <style:text-properties style:font-name="Liberation Sans" fo:font-size="21pt" officeooo:rsid="000d0924" officeooo:paragraph-rsid="000ebcad" style:font-name-asian="Lobster" style:font-size-asian="18.3500003814697pt" style:font-name-complex="Lobster" style:font-size-complex="21pt"/>
    </style:style>
    <style:style style:name="P14" style:family="paragraph" style:parent-style-name="Standard">
      <style:text-properties style:font-name="Liberation Sans" fo:font-size="42pt" officeooo:rsid="000aa486" officeooo:paragraph-rsid="000c74bf" style:font-name-asian="Lobster" style:font-size-asian="42pt" style:font-name-complex="Lobster" style:font-size-complex="42pt"/>
    </style:style>
    <style:style style:name="P15" style:family="paragraph" style:parent-style-name="Standard">
      <style:text-properties officeooo:rsid="000c74bf" officeooo:paragraph-rsid="000c74bf"/>
    </style:style>
    <style:style style:name="P16" style:family="paragraph" style:parent-style-name="Standard">
      <style:text-properties style:font-name="Liberation Sans" fo:font-size="21pt" officeooo:rsid="000c74bf" officeooo:paragraph-rsid="000c74bf" style:font-name-asian="Lobster" style:font-size-asian="18.3500003814697pt" style:font-name-complex="Lobster" style:font-size-complex="21pt"/>
    </style:style>
    <style:style style:name="P17" style:family="paragraph" style:parent-style-name="Standard">
      <style:text-properties style:font-name="Liberation Sans" fo:font-size="21pt" officeooo:rsid="000c74bf" officeooo:paragraph-rsid="000f2b67" style:font-name-asian="Lobster" style:font-size-asian="18.3500003814697pt" style:font-name-complex="Lobster" style:font-size-complex="21pt"/>
    </style:style>
    <style:style style:name="P18" style:family="paragraph" style:parent-style-name="Standard">
      <style:text-properties style:font-name="Liberation Sans" fo:font-size="21pt" officeooo:rsid="000c8c73" officeooo:paragraph-rsid="000c8c73" style:font-name-asian="Lobster" style:font-size-asian="18.3500003814697pt" style:font-name-complex="Lobster" style:font-size-complex="21pt"/>
    </style:style>
    <style:style style:name="P19" style:family="paragraph" style:parent-style-name="Standard">
      <style:text-properties style:font-name="Liberation Sans" fo:font-size="42pt" officeooo:rsid="000aa486" officeooo:paragraph-rsid="000aa486" style:font-name-asian="Lobster" style:font-size-asian="42pt" style:font-name-complex="Lobster" style:font-size-complex="42pt"/>
    </style:style>
    <style:style style:name="P20" style:family="paragraph" style:parent-style-name="Standard">
      <style:text-properties style:font-name="Liberation Sans" fo:font-size="21pt" officeooo:rsid="000aa486" officeooo:paragraph-rsid="000aa486" style:font-name-asian="Lobster" style:font-size-asian="21pt" style:font-name-complex="Lobster" style:font-size-complex="21pt"/>
    </style:style>
    <style:style style:name="P21" style:family="paragraph" style:parent-style-name="Standard">
      <style:text-properties style:font-name="Liberation Sans" fo:font-size="21pt" officeooo:rsid="000c74bf" officeooo:paragraph-rsid="000c74bf" style:font-name-asian="Lobster" style:font-size-asian="21pt" style:font-name-complex="Lobster" style:font-size-complex="21pt"/>
    </style:style>
    <style:style style:name="T1" style:family="text">
      <style:text-properties officeooo:rsid="0008a843"/>
    </style:style>
    <style:style style:name="T2" style:family="text">
      <style:text-properties style:font-name="Lobster" style:font-name-asian="Lobster" style:font-name-complex="Lobster"/>
    </style:style>
    <style:style style:name="T3" style:family="text">
      <style:text-properties style:font-name-asian="Noto Serif CJK JP" style:font-name-complex="FreeSans1"/>
    </style:style>
    <style:style style:name="T4" style:family="text">
      <style:text-properties officeooo:rsid="000887ee"/>
    </style:style>
    <style:style style:name="T5" style:family="text">
      <style:text-properties officeooo:rsid="0005b2e6"/>
    </style:style>
    <style:style style:name="T6" style:family="text">
      <style:text-properties officeooo:rsid="0007efc2"/>
    </style:style>
    <style:style style:name="T7" style:family="text">
      <style:text-properties officeooo:rsid="000f3165"/>
    </style:style>
    <style:style style:name="T8" style:family="text">
      <style:text-properties officeooo:rsid="000d0924"/>
    </style:style>
    <style:style style:name="T9" style:family="text">
      <style:text-properties officeooo:rsid="0011b9a1"/>
    </style:style>
    <style:style style:name="T10" style:family="text">
      <style:text-properties officeooo:rsid="00132ce8"/>
    </style:style>
    <style:style style:name="T11" style:family="text">
      <style:text-properties style:font-name="Lobster1" fo:font-size="24pt" style:font-size-asian="24pt" style:font-size-complex="24pt"/>
    </style:style>
    <style:style style:name="T12" style:family="text">
      <style:text-properties officeooo:rsid="0014a3d7"/>
    </style:style>
    <style:style style:name="T13" style:family="text">
      <style:text-properties officeooo:rsid="0013c6ee"/>
    </style:style>
    <style:style style:name="T14" style:family="text">
      <style:text-properties style:font-name="Liberation Sans" fo:font-size="21pt" officeooo:rsid="000ebcad" style:font-name-asian="Lobster" style:font-size-asian="18.3500003814697pt" style:font-name-complex="Lobster" style:font-size-complex="21pt"/>
    </style:style>
    <style:style style:name="T15" style:family="text">
      <style:text-properties officeooo:rsid="000f2b67"/>
    </style:style>
    <style:style style:name="T16" style:family="text">
      <style:text-properties officeooo:rsid="000ebcad"/>
    </style:style>
    <style:style style:name="T17" style:family="text">
      <style:text-properties fo:font-size="26pt" officeooo:rsid="000c8c73" style:font-size-asian="26pt" style:font-size-complex="26pt"/>
    </style:style>
    <style:style style:name="T18" style:family="text">
      <style:text-properties fo:font-size="26pt" officeooo:rsid="000c74bf" style:font-size-asian="26pt" style:font-size-complex="26pt"/>
    </style:style>
    <style:style style:name="T19" style:family="text">
      <style:text-properties style:font-name="Liberation Sans" fo:font-size="21pt" officeooo:rsid="000c8c73" style:font-name-asian="Lobster" style:font-size-asian="18.3500003814697pt" style:font-name-complex="Lobster" style:font-size-complex="21pt"/>
    </style:style>
    <style:style style:name="T20" style:family="text">
      <style:text-properties style:font-name="Liberation Sans" fo:font-size="21pt" style:font-name-asian="Lobster" style:font-size-asian="18.3500003814697pt" style:font-name-complex="Lobster" style:font-size-complex="21pt"/>
    </style:style>
    <style:style style:name="T21" style:family="text">
      <style:text-properties officeooo:rsid="000c8c73"/>
    </style:style>
    <style:style style:name="T22" style:family="text">
      <style:text-properties fo:font-size="26pt" style:font-size-asian="26pt" style:font-size-complex="2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oundel </text:span>Settings -<text:tab/><text:tab/><text:span text:style-name="T1">Back</text:span></text:p>
      <text:p text:style-name="P1"><text:tab/>Anisotropic Filtering</text:p>
      <text:p text:style-name="P1"><text:tab/><text:tab/><text:span text:style-name="T2">◊16</text:span><text:span text:style-name="T3"> </text:span><text:span text:style-name="T2">◊8 ◊4 ◊2 ◊Off</text:span></text:p>
      <text:p text:style-name="P1"><text:tab/>Mipmaps</text:p>
      <text:p text:style-name="P1"><text:tab/><text:tab/><text:span text:style-name="T2">◊On ◊Off</text:span></text:p>
      <text:p text:style-name="P1"><text:tab/>Asset Resolution</text:p>
      <text:p text:style-name="P1"><text:tab/><text:tab/><text:span text:style-name="T2">◊High ◊Medium ◊Low</text:span></text:p>
      <text:p text:style-name="P2"/>
      <text:p text:style-name="P3"><text:span text:style-name="T4">Ocean </text:span><text:span text:style-name="T1">Settings<text:tab/>-<text:tab/><text:tab/><text:tab/>Back</text:span></text:p>
      <text:p text:style-name="P2"><text:tab/><text:span text:style-name="T1">Rendering</text:span></text:p>
      <text:p text:style-name="P4"><text:tab/><text:tab/>◊<text:span text:style-name="T4">Solid</text:span><text:span text:style-name="T5"> </text:span>◊<text:span text:style-name="T6">Wire </text:span>◊<text:span text:style-name="T6">Points</text:span></text:p>
      <text:p text:style-name="P4"><text:tab/><text:span text:style-name="T1">Mesh </text:span><text:span text:style-name="T7">Size</text:span></text:p>
      <text:p text:style-name="P5"><text:tab/><text:tab/>◊<text:span text:style-name="T7">5 </text:span>◊<text:span text:style-name="T4">10 </text:span>◊<text:span text:style-name="T4">20 </text:span>◊<text:span text:style-name="T4">40 </text:span>◊<text:span text:style-name="T4">80</text:span></text:p>
      <text:p text:style-name="P6">Main Menu - <text:tab/><text:tab/><text:tab/><text:tab/>Back</text:p>
      <text:p text:style-name="P7"><text:tab/>Roundel Settings</text:p>
      <text:p text:style-name="P7"><text:tab/>Ocean Settings</text:p>
      <text:p text:style-name="P7"><text:tab/><text:span text:style-name="T8">Instructions</text:span></text:p>
      <text:p text:style-name="P7"><text:tab/>About</text:p>
      <text:p text:style-name="P8">Instructions - <text:tab/><text:tab/><text:tab/><text:tab/>Back</text:p>
      <text:p text:style-name="P9"/>
      <text:p text:style-name="P9"><text:span text:style-name="Emphasis"><text:span text:style-name="T9">Tap Cube</text:span></text:span> <text:span text:style-name="T9">or </text:span><text:span text:style-name="Emphasis"><text:span text:style-name="T9">Right Click</text:span></text:span><text:span text:style-name="T9"> </text:span><text:span text:style-name="Emphasis"><text:span text:style-name="T9">anything</text:span></text:span><text:span text:style-name="T9"> </text:span>for <text:span text:style-name="Emphasis">Main Menu</text:span></text:p>
      <text:p text:style-name="P10"><text:span text:style-name="Emphasis">Tap</text:span> <text:span text:style-name="T10">or </text:span><text:span text:style-name="Emphasis"><text:span text:style-name="T10">Click</text:span></text:span><text:span text:style-name="T10"> </text:span><text:span text:style-name="T11">”Back”</text:span> to <text:span text:style-name="Emphasis">return</text:span></text:p>
      <text:p text:style-name="P10"/>
      <text:p text:style-name="P9"><text:span text:style-name="Emphasis">Click</text:span> or <text:span text:style-name="Emphasis">Tap</text:span> <text:span text:style-name="Emphasis"><text:span text:style-name="T12">destination</text:span></text:span><text:span text:style-name="T12"> for </text:span><text:span text:style-name="Emphasis"><text:span text:style-name="T9">c</text:span></text:span><text:span text:style-name="Emphasis">ube</text:span></text:p>
      <text:p text:style-name="P9"><text:span text:style-name="Emphasis">Drag</text:span> <text:span text:style-name="Emphasis"><text:span text:style-name="T10">right</text:span></text:span><text:span text:style-name="T10"> or </text:span><text:span text:style-name="Emphasis"><text:span text:style-name="T10">left</text:span></text:span><text:span text:style-name="T10"> on </text:span><text:span text:style-name="Emphasis">disk</text:span> or <text:span text:style-name="Emphasis">cube</text:span> to <text:span text:style-name="Emphasis">change</text:span> <text:span text:style-name="Emphasis">spin</text:span></text:p>
      <text:p text:style-name="P9"><text:span text:style-name="Emphasis">Drag</text:span> <text:span text:style-name="Emphasis">ground</text:span> or <text:span text:style-name="Emphasis">water</text:span> to <text:span text:style-name="Emphasis">pan</text:span></text:p>
      <text:p text:style-name="P10"><text:span text:style-name="Emphasis"><text:span text:style-name="T9">Two Finger </text:span></text:span><text:span text:style-name="Emphasis"><text:span text:style-name="T10">or Right Button </text:span></text:span><text:span text:style-name="Emphasis">Drag</text:span> to <text:span text:style-name="Emphasis"><text:span text:style-name="T13">o</text:span></text:span><text:span text:style-name="Emphasis">rbit</text:span></text:p>
      <text:p text:style-name="P11"><text:span text:style-name="Emphasis">Pinch</text:span> <text:span text:style-name="T10">or use </text:span><text:span text:style-name="Emphasis"><text:span text:style-name="T10">Mouse Wheel</text:span></text:span><text:span text:style-name="T10"> </text:span>to <text:span text:style-name="Emphasis"><text:span text:style-name="T13">z</text:span></text:span><text:span text:style-name="Emphasis">oom</text:span></text:p>
      <text:p text:style-name="P12"><text:span text:style-name="Emphasis"><text:span text:style-name="T14"/></text:span></text:p>
      <text:p text:style-name="P10">Note:</text:p>
      <text:p text:style-name="P13"><text:tab/><text:span text:style-name="T10">Wet m</text:span>enus don’t work</text:p>
      <text:p text:style-name="P13"><text:tab/><text:span text:style-name="T10">Camera r</text:span><text:span text:style-name="T15">epel</text:span><text:span text:style-name="T10">s</text:span><text:span text:style-name="T16"> wate</text:span><text:span text:style-name="T15">r</text:span></text:p>
      <text:p text:style-name="P13"><text:tab/><text:span text:style-name="T15">Some settings adapt to host</text:span></text:p>
      <text:p text:style-name="P6">About -<text:tab/><text:tab/><text:tab/><text:tab/><text:tab/><text:tab/><text:tab/>Back</text:p>
      <text:p text:style-name="P14"><text:span text:style-name="Strong_20_Emphasis"><text:span text:style-name="T17"/></text:span></text:p>
      <text:p text:style-name="P14"><text:span text:style-name="Strong_20_Emphasis"><text:span text:style-name="T17">BevyC</text:span></text:span><text:span text:style-name="Strong_20_Emphasis"><text:span text:style-name="T18">ube</text:span></text:span></text:p>
      <text:p text:style-name="P15"><text:span text:style-name="T19">3D real-time rendered graphics written in </text:span><text:span text:style-name="T20">Rust, </text:span><text:span text:style-name="T19">c</text:span><text:span text:style-name="T20">ompiled to WASM, running in a web browser. Uses Bevy 0.18 game engine. </text:span><text:span text:style-name="T19">I</text:span><text:span text:style-name="T20">nternal </text:span><text:span text:style-name="T19">assets</text:span><text:span text:style-name="T20">.</text:span></text:p>
      <text:p text:style-name="P16"/>
      <text:p text:style-name="P17">Source-<text:span text:style-name="T21">code</text:span> <text:span text:style-name="T15">o</text:span>n Github:</text:p>
      <text:p text:style-name="P17"><text:s/><text:tab/><text:a xlink:type="simple" xlink:href="https://wbtek.github.io/" text:style-name="Internet_20_link" text:visited-style-name="Visited_20_Internet_20_Link">https://wbtek.github.io</text:a></text:p>
      <text:p text:style-name="P16"/>
      <text:p text:style-name="P18">Homepage:</text:p>
      <text:p text:style-name="P18"><text:tab/><text:a xlink:type="simple" xlink:href="https://wbtek.net/" text:style-name="Internet_20_link" text:visited-style-name="Visited_20_Internet_20_Link">https://wbtek.net</text:a></text:p>
      <text:p text:style-name="P18"/>
      <text:p text:style-name="P19"><text:span text:style-name="Strong_20_Emphasis"><text:span text:style-name="T22">WBTek</text:span></text:span></text:p>
      <text:p text:style-name="P20">Division of WhiteBear Family Inc.</text:p>
      <text:p text:style-name="P21">Greg Slocu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bster" svg:font-family="Lobster"/>
    <style:font-face style:name="Lobster1" svg:font-family="Lobster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true" style:layout-grid-display="true" style:footnote-max-height="0mm" loext:margin-gutter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3T04:17:09.000281685</meta:creation-date>
    <dc:date>2026-02-17T17:10:37.474497794</dc:date>
    <meta:editing-duration>PT15H30M11S</meta:editing-duration>
    <meta:editing-cycles>5</meta:editing-cycles>
    <meta:generator>LibreOffice/25.2.7.2$Linux_X86_64 LibreOffice_project/520$Build-2</meta:generator>
    <meta:document-statistic meta:table-count="0" meta:image-count="0" meta:object-count="0" meta:page-count="5" meta:paragraph-count="39" meta:word-count="153" meta:character-count="914" meta:non-whitespace-character-count="758"/>
  </office:meta>
</office:document-meta>
</file>